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2.808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officeooo:rsid="000f9711" officeooo:paragraph-rsid="000f9711" style:font-weight-asian="bold" style:font-weight-complex="bold"/>
    </style:style>
    <style:style style:name="P2" style:family="paragraph" style:parent-style-name="Standard">
      <style:text-properties fo:font-weight="normal" officeooo:rsid="000f9711" officeooo:paragraph-rsid="000f9711" style:font-weight-asian="normal" style:font-weight-complex="normal"/>
    </style:style>
    <style:style style:name="P3" style:family="paragraph" style:parent-style-name="Standard">
      <style:text-properties fo:font-weight="normal" officeooo:rsid="00147912" officeooo:paragraph-rsid="00147912" style:font-weight-asian="normal" style:font-weight-complex="normal"/>
    </style:style>
    <style:style style:name="P4" style:family="paragraph" style:parent-style-name="Standard">
      <style:text-properties fo:font-weight="bold" officeooo:rsid="00147912" officeooo:paragraph-rsid="00147912" style:font-weight-asian="bold" style:font-weight-complex="bold"/>
    </style:style>
    <style:style style:name="P5" style:family="paragraph" style:parent-style-name="Standard">
      <style:text-properties fo:font-weight="normal" officeooo:rsid="00117c6f" officeooo:paragraph-rsid="00117c6f" style:font-weight-asian="normal" style:font-weight-complex="normal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/>
    </style:style>
    <style:style style:name="P10" style:family="paragraph" style:parent-style-name="Standard">
      <style:text-properties fo:font-weight="normal" officeooo:rsid="00135daf" officeooo:paragraph-rsid="00135daf" style:font-weight-asian="normal" style:font-weight-complex="normal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fo:font-weight="normal" officeooo:rsid="00153b3c" officeooo:paragraph-rsid="00153b3c" style:font-weight-asian="normal" style:font-weight-complex="normal"/>
    </style:style>
    <style:style style:name="P13" style:family="paragraph" style:parent-style-name="Standard">
      <style:text-properties fo:font-style="italic" fo:font-weight="normal" officeooo:rsid="00153b3c" officeooo:paragraph-rsid="00153b3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T1" style:family="text">
      <style:text-properties officeooo:rsid="00117c6f"/>
    </style:style>
    <style:style style:name="T2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cdcaa" loext:opacity="100%"/>
    </style:style>
    <style:style style:name="T11" style:family="text">
      <style:text-properties style:font-name="Droid Sans Mono" fo:font-size="10.5pt" fo:font-weight="normal" fo:background-color="#1f1f1f" loext:char-shading-value="0"/>
    </style:style>
    <style:style style:name="T1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3" style:family="text">
      <style:text-properties officeooo:rsid="00135daf"/>
    </style:style>
    <style:style style:name="T14" style:family="text">
      <style:text-properties fo:color="#ce9178" loext:opacity="100%"/>
    </style:style>
    <style:style style:name="T15" style:family="text">
      <style:text-properties officeooo:rsid="00147912"/>
    </style:style>
    <style:style style:name="T16" style:family="text">
      <style:text-properties fo:color="#569cd6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1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Orpellières 1</text:p>
      <text:p text:style-name="P1"/>
      <text:p text:style-name="P2">Les problématiques de nos sujets sont :</text:p>
      <text:p text:style-name="P2">- la maîtrise de la fréquentation sur le site naturel protégé des Orpellières</text:p>
      <text:p text:style-name="P2">- la visibilité numérique des Orpellières et de nos missions</text:p>
      <text:p text:style-name="P2">- Suivre et évaluer l’évolution des habitats naturels (graus, lagunes, trait de côté et cordon lunaire)</text:p>
      <text:p text:style-name="P2"/>
      <text:p text:style-name="P2">Pour pouvoir y répondre, nous avons décidé comme approche de créer une base de donnée (la récolte se fait automatiquement) afin de la lier avec le reste du projet qui serai un site web.</text:p>
      <text:p text:style-name="P2"/>
      <text:p text:style-name="P2">Tout d’abord, <text:span text:style-name="T1">comme nous n’avions pas à disposition de base de données complète fournie (seulement les analyses vélo/piéton) par Orpellières, nous avons décidé de s’appuyer de données en ligne sur d’autres sites. Cependant, on a pu trouver qu’un seul lien ayant beaucoup de données.</text:span></text:p>
      <text:p text:style-name="P2"><text:a xlink:type="simple" xlink:href="https://inpn.mnhn.fr/site/natura2000/FR9101434" text:style-name="Internet_20_link" text:visited-style-name="Visited_20_Internet_20_Link">https://inpn.mnhn.fr/site/natura2000/FR9101434</text:a></text:p>
      <text:p text:style-name="P2"/>
      <text:p text:style-name="P3">Avant toute chose, on a constaté qu’il y avait des données qui changeaient souvent et d’autres non. Donc on a décidé de transformer les données en deux en deux bases de données : une partie administration et une partie biodiversité.</text:p>
      <text:p text:style-name="P3"/>
      <text:p text:style-name="P4">Partie biodiversité :</text:p>
      <text:p text:style-name="P5">Ensuite, nous avons tiré depuis ce lien les données sous formats XML 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"># URL du fichier XML</text:span></text:p>
            <text:p text:style-name="P6"><text:span text:style-name="T3">xml_url</text:span><text:span text:style-name="T4"> </text:span><text:span text:style-name="T5">=</text:span><text:span text:style-name="T4"> </text:span><text:span text:style-name="T6">"https://inpn.mnhn.fr/docs/natura2000/fsdxml/FR9101434.xml"</text:span></text:p>
            <text:p text:style-name="P7"># Télécharger le fichier XML</text:p>
            <text:p text:style-name="P8"><text:span text:style-name="T7">response</text:span> <text:span text:style-name="T8">=</text:span> <text:span text:style-name="T9">requests</text:span>.<text:span text:style-name="T10">get</text:span>(<text:span text:style-name="T7">xml_url</text:span>)</text:p>
            <text:p text:style-name="P6"><text:span text:style-name="T3">xml_content</text:span><text:span text:style-name="T4"> </text:span><text:span text:style-name="T5">=</text:span><text:span text:style-name="T4"> </text:span><text:span text:style-name="T3">response</text:span><text:span text:style-name="T4">.</text:span><text:span text:style-name="T3">content</text:span></text:p>
            <text:p text:style-name="P7"># Parser le contenu XML</text:p>
            <text:p text:style-name="P9"><text:span text:style-name="T3">root</text:span><text:span text:style-name="T11"> </text:span><text:span text:style-name="T5">=</text:span><text:span text:style-name="T11"> </text:span><text:span text:style-name="T12">ET</text:span><text:span text:style-name="T11">.</text:span><text:span text:style-name="T3">fromstring</text:span><text:span text:style-name="T11">(</text:span><text:span text:style-name="T3">xml_content</text:span><text:span text:style-name="T11">)</text:span></text:p>
          </table:table-cell>
        </table:table-row>
      </table:table>
      <text:p text:style-name="P5"/>
      <text:p text:style-name="P5">Puis, nous avons <text:span text:style-name="T13">du faire un tri des données affiché car la plupart ne nous étaient pas utiles. Pour ce faire, on a d’abord défini toutes les balises que l’on souhaitait conserve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7">second_part_tags</text:span> <text:span text:style-name="T8">=</text:span> {</text:p>
            <text:p text:style-name="P8"><text:span text:style-name="T14">"HABIT1"</text:span>, <text:span text:style-name="T14">"HABIT1_ROW"</text:span>, <text:span text:style-name="T14">"LB_HABDH_FR"</text:span>, <text:span text:style-name="T14">"PF"</text:span>, <text:span text:style-name="T14">"QUALITY"</text:span>, <text:span text:style-name="T14">"REPRESENT"</text:span>, <text:span text:style-name="T14">"REL_SURF"</text:span>, <text:span text:style-name="T14">"CONSERVE"</text:span>, <text:span text:style-name="T14">"GLOBAL"</text:span>,</text:p>
            <text:p text:style-name="P8"><text:span text:style-name="T14">"HABIT2"</text:span>, <text:span text:style-name="T14">"HABIT2_ROW"</text:span>, <text:span text:style-name="T14">"DESCRIPTFR"</text:span>, <text:span text:style-name="T14">"COVER"</text:span>,</text:p>
            <text:p text:style-name="P8"><text:span text:style-name="T14">"SPECIES_OTHER"</text:span>, <text:span text:style-name="T14">"SPECIES_OTHER_ROW"</text:span>, <text:span text:style-name="T14">"TAXGROUP"</text:span>, <text:span text:style-name="T14">"SIZE_MAX"</text:span>, <text:span text:style-name="T14">"UNIT"</text:span>, <text:span text:style-name="T14">"CAT_POP"</text:span>, <text:span text:style-name="T14">"CAT_MOTIV"</text:span>, <text:span text:style-name="T14">"LB_NOM"</text:span></text:p>
            <text:p text:style-name="P6"><text:span text:style-name="T4">}</text:span></text:p>
          </table:table-cell>
        </table:table-row>
      </table:table>
      <text:p text:style-name="P5"/>
      <text:p text:style-name="P10">Après, o<text:span text:style-name="T15">n a du adapter les valeurs des balises car elles n’étaient pas explicite (exemple : G ==&gt; bonne), pour ce faire, on a créer des fonctions pour chaques balises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text:span text:style-name="T16">def</text:span> <text:span text:style-name="T10">get_PF_value</text:span>(<text:span text:style-name="T7">PF</text:span>):</text:p>
            <text:p text:style-name="P8"><text:span text:style-name="T17"><text:tab/>if</text:span> <text:span text:style-name="T7">PF</text:span> <text:span text:style-name="T16">is</text:span> <text:span text:style-name="T16">None</text:span>:</text:p>
            <text:p text:style-name="P8"><text:span text:style-name="T17"><text:tab/><text:tab/>return</text:span> <text:span text:style-name="T16">None</text:span></text:p>
            <text:p text:style-name="P6"><text:span text:style-name="T18"><text:tab/>return</text:span><text:span text:style-name="T4"> </text:span><text:span text:style-name="T6">"Forme prioritaire de l'habitat"</text:span><text:span text:style-name="T4"> </text:span><text:span text:style-name="T18">if</text:span><text:span text:style-name="T4"> </text:span><text:span text:style-name="T6">"true"</text:span><text:span text:style-name="T4"> </text:span><text:span text:style-name="T19">in</text:span><text:span text:style-name="T4"> </text:span><text:span text:style-name="T3">PF</text:span><text:span text:style-name="T4"> </text:span><text:span text:style-name="T18">else</text:span><text:span text:style-name="T4"> </text:span><text:span text:style-name="T6">""</text:span></text:p>
            <text:p text:style-name="P6"><text:span text:style-name="T6"/></text:p>
            <text:p text:style-name="P8"><text:soft-page-break/><text:span text:style-name="T16">def</text:span> <text:span text:style-name="T10">get_QUALITY_value</text:span>(<text:span text:style-name="T7">QUALITY</text:span>):</text:p>
            <text:p text:style-name="P8"><text:span text:style-name="T17"><text:tab/>return</text:span> {<text:span text:style-name="T14">"G"</text:span>: <text:span text:style-name="T14">"Bonne"</text:span>, <text:span text:style-name="T14">"M"</text:span>: <text:span text:style-name="T14">"Moyenne"</text:span>, <text:span text:style-name="T14">"P"</text:span>: <text:span text:style-name="T14">"Médiocre"</text:span>}.<text:span text:style-name="T10">get</text:span>(<text:span text:style-name="T7">QUALITY</text:span>.upper(), <text:span text:style-name="T14">"Non défini"</text:span>) <text:span text:style-name="T17">if</text:span> <text:span text:style-name="T7">QUALITY</text:span> <text:span text:style-name="T17">else</text:span> <text:span text:style-name="T16">None</text:span></text:p>
            <text:p text:style-name="P11"/>
            <text:p text:style-name="P8"><text:span text:style-name="T16">def</text:span> <text:span text:style-name="T10">get_REPRESENT_value</text:span>(<text:span text:style-name="T7">REPRESENT</text:span>):</text:p>
            <text:p text:style-name="P8"><text:span text:style-name="T17"><text:tab/>return</text:span> {<text:span text:style-name="T14">"A"</text:span>: <text:span text:style-name="T14">"Excellente"</text:span>, <text:span text:style-name="T14">"B"</text:span>: <text:span text:style-name="T14">"Bonne"</text:span>, <text:span text:style-name="T14">"C"</text:span>: <text:span text:style-name="T14">"Significative"</text:span>, <text:span text:style-name="T14">"D"</text:span>: <text:span text:style-name="T14">"Présence non significative"</text:span>}.<text:span text:style-name="T10">get</text:span>(<text:span text:style-name="T7">REPRESENT</text:span>.upper(), <text:span text:style-name="T14">"Non défini"</text:span>) <text:span text:style-name="T17">if</text:span> <text:span text:style-name="T7">REPRESENT</text:span> <text:span text:style-name="T17">else</text:span> <text:span text:style-name="T16">None</text:span></text:p>
            <text:p text:style-name="P11"/>
            <text:p text:style-name="P8"><text:span text:style-name="T16">def</text:span> <text:span text:style-name="T10">get_REL_SURF_value</text:span>(<text:span text:style-name="T7">REL_SURF</text:span>):</text:p>
            <text:p text:style-name="P8"><text:span text:style-name="T17"><text:tab/>return</text:span> {<text:span text:style-name="T14">"A"</text:span>: <text:span text:style-name="T14">"100</text:span><text:span text:style-name="T16">% - 15%</text:span><text:span text:style-name="T14">"</text:span>, <text:span text:style-name="T14">"B"</text:span>: <text:span text:style-name="T14">"15</text:span><text:span text:style-name="T16">% - 2%</text:span><text:span text:style-name="T14">"</text:span>, <text:span text:style-name="T14">"C"</text:span>: <text:span text:style-name="T14">"2</text:span><text:span text:style-name="T16">% - 0%</text:span><text:span text:style-name="T14">"</text:span>}.<text:span text:style-name="T10">get</text:span>(<text:span text:style-name="T7">REL_SURF</text:span>.upper(), <text:span text:style-name="T14">"Non défini"</text:span>) <text:span text:style-name="T17">if</text:span> <text:span text:style-name="T7">REL_SURF</text:span> <text:span text:style-name="T17">else</text:span> <text:span text:style-name="T16">None</text:span></text:p>
            <text:p text:style-name="P11"/>
            <text:p text:style-name="P8"><text:span text:style-name="T16">...</text:span></text:p>
            <text:p text:style-name="P11"/>
            <text:p text:style-name="P8"><text:span text:style-name="T16">def</text:span> <text:span text:style-name="T10">get_CAT_MOTIV_value</text:span>(<text:span text:style-name="T7">CAT_MOTIV</text:span>):</text:p>
            <text:p text:style-name="P8"><text:span text:style-name="T17"><text:tab/>if</text:span> <text:span text:style-name="T7">CAT_MOTIV</text:span>:</text:p>
            <text:p text:style-name="P8"><text:span text:style-name="T7">CAT_MOTIV</text:span> <text:span text:style-name="T8">=</text:span> <text:span text:style-name="T7">CAT_MOTIV</text:span>.replace(<text:span text:style-name="T14">"-"</text:span>, <text:span text:style-name="T14">""</text:span>).replace(<text:span text:style-name="T14">"E"</text:span>, <text:span text:style-name="T14">""</text:span>)</text:p>
            <text:p text:style-name="P6"><text:span text:style-name="T18"><text:tab/><text:tab/>return</text:span><text:span text:style-name="T4"> {</text:span><text:span text:style-name="T6">"A"</text:span><text:span text:style-name="T4">: </text:span><text:span text:style-name="T6">"Liste rouge nationale"</text:span><text:span text:style-name="T4">, </text:span><text:span text:style-name="T6">"B"</text:span><text:span text:style-name="T4">: </text:span><text:span text:style-name="T6">"Espèce endémique"</text:span><text:span text:style-name="T4">, </text:span><text:span text:style-name="T6">"C"</text:span><text:span text:style-name="T4">: </text:span><text:span text:style-name="T6">"Conventions internationales"</text:span><text:span text:style-name="T4">, </text:span><text:span text:style-name="T6">"D"</text:span><text:span text:style-name="T4">: </text:span><text:span text:style-name="T6">"Autres raisons"</text:span><text:span text:style-name="T4">}.</text:span><text:span text:style-name="T20">get</text:span><text:span text:style-name="T4">(</text:span><text:span text:style-name="T3">CAT_MOTIV</text:span><text:span text:style-name="T4">, </text:span><text:span text:style-name="T6">"Non défini"</text:span><text:span text:style-name="T4">) </text:span><text:span text:style-name="T18">if</text:span><text:span text:style-name="T4"> </text:span><text:span text:style-name="T3">CAT_MOTIV</text:span><text:span text:style-name="T4"> </text:span><text:span text:style-name="T18">else</text:span><text:span text:style-name="T4"> </text:span><text:span text:style-name="T19">None</text:span></text:p>
          </table:table-cell>
        </table:table-row>
      </table:table>
      <text:p text:style-name="P10"/>
      <text:p text:style-name="P10"/>
      <text:p text:style-name="P12">Puis, on a appliqué ces fonctions pour les intégrées dans la variable transform_functions</text:p>
      <text:p text:style-name="P13">Application des fonction lorque la balise est égale à celle définie (comme « PF ») avec la valeur correspondant à cette bal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pan text:style-name="T7">transform_functions</text:span> <text:span text:style-name="T8">=</text:span> {</text:p>
            <text:p text:style-name="P8"><text:span text:style-name="T14">"PF"</text:span>: <text:span text:style-name="T10">get_PF_value</text:span>,</text:p>
            <text:p text:style-name="P8"><text:span text:style-name="T14">"QUALITY"</text:span>: <text:span text:style-name="T10">get_QUALITY_value</text:span>,</text:p>
            <text:p text:style-name="P8"><text:span text:style-name="T14">"REPRESENT"</text:span>: <text:span text:style-name="T10">get_REPRESENT_value</text:span>,</text:p>
            <text:p text:style-name="P8"><text:span text:style-name="T14">"REL_SURF"</text:span>: <text:span text:style-name="T10">get_REL_SURF_value</text:span>,</text:p>
            <text:p text:style-name="P8"><text:span text:style-name="T14">"CONSERVE"</text:span>: <text:span text:style-name="T10">get_CONSERVE_value</text:span>,</text:p>
            <text:p text:style-name="P8"><text:span text:style-name="T14">"GLOBAL"</text:span>: <text:span text:style-name="T10">get_GLOBAL_value</text:span>,</text:p>
            <text:p text:style-name="P8"><text:span text:style-name="T14">"TAXGROUP"</text:span>: <text:span text:style-name="T10">get_TAXGROUP_value</text:span>,</text:p>
            <text:p text:style-name="P8"><text:span text:style-name="T14">"UNIT"</text:span>: <text:span text:style-name="T10">get_UNIT_value</text:span>,</text:p>
            <text:p text:style-name="P8"><text:span text:style-name="T14">"CAT_POP"</text:span>: <text:span text:style-name="T10">get_CAT_POP_value</text:span>,</text:p>
            <text:p text:style-name="P8"><text:span text:style-name="T14">"CAT_MOTIV"</text:span>: <text:span text:style-name="T10">get_CAT_MOTIV_value</text:span></text:p>
            <text:p text:style-name="P6"><text:span text:style-name="T4">}</text:span></text:p>
          </table:table-cell>
        </table:table-row>
      </table:table>
      <text:p text:style-name="P12"/>
      <text:p text:style-name="P12">Ensuite, nous avons créé une fonction permettant de transformer le fichier XML en dictionnaire pour faciliter son écritur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T16">def</text:span> <text:span text:style-name="T10">xml_to_dict</text:span>(<text:span text:style-name="T7">element</text:span>, <text:span text:style-name="T7">allowed_tags</text:span>):</text:p>
            <text:p text:style-name="P14"><text:tab/>"""Convertit un élément XML en dictionnaire en appliquant les transformations aux <text:tab/>balises spécifiques.</text:p>
            <text:p text:style-name="P8"><text:span text:style-name="T7"><text:tab/>result</text:span> <text:span text:style-name="T8">=</text:span> {}</text:p>
            <text:p text:style-name="P8"><text:span text:style-name="T17"><text:tab/>for</text:span> <text:span text:style-name="T7">child</text:span> <text:span text:style-name="T17">in</text:span> <text:span text:style-name="T7">element</text:span>:</text:p>
            <text:p text:style-name="P8"><text:span text:style-name="T17"><text:tab/><text:tab/>if</text:span> <text:span text:style-name="T7">child</text:span>.tag <text:span text:style-name="T16">not</text:span> <text:span text:style-name="T16">in</text:span> <text:span text:style-name="T7">allowed_tags</text:span>:</text:p>
            <text:p text:style-name="P8"><text:soft-page-break/><text:span text:style-name="T17"><text:tab/><text:tab/><text:tab/>continue</text:span> <text:span text:style-name="T21"># Ignorer les balises non incluses</text:span></text:p>
            <text:p text:style-name="P8"><text:span text:style-name="T7"><text:tab/>child_data</text:span> <text:span text:style-name="T8">=</text:span> <text:span text:style-name="T10">xml_to_dict</text:span>(<text:span text:style-name="T7">child</text:span>, <text:span text:style-name="T7">allowed_tags</text:span>) <text:span text:style-name="T17">if</text:span> <text:span text:style-name="T10">len</text:span>(<text:span text:style-name="T7">child</text:span>) <text:span text:style-name="T17">else</text:span> <text:span text:style-name="T7">child</text:span>.text.strip() <text:span text:style-name="T17">if</text:span> <text:span text:style-name="T7">child</text:span>.text <text:span text:style-name="T17">else</text:span> <text:span text:style-name="T16">None</text:span></text:p>
            <text:p text:style-name="P7"><text:tab/># Appliquer la transformation si une fonction est définie pour cette balise</text:p>
            <text:p text:style-name="P8"><text:span text:style-name="T17"><text:tab/>if</text:span> <text:span text:style-name="T7">child</text:span>.tag <text:span text:style-name="T16">in</text:span> <text:span text:style-name="T7">transform_functions</text:span> <text:span text:style-name="T16">and</text:span> <text:span text:style-name="T7">child_data</text:span>:</text:p>
            <text:p text:style-name="P8"><text:span text:style-name="T7"><text:tab/><text:tab/>child_data</text:span> <text:span text:style-name="T8">=</text:span> <text:span text:style-name="T7">transform_functions</text:span>[<text:span text:style-name="T7">child</text:span>.tag](<text:span text:style-name="T7">child_data</text:span>)</text:p>
            <text:p text:style-name="P8"><text:span text:style-name="T17"><text:tab/>if</text:span> <text:span text:style-name="T7">child</text:span>.tag <text:span text:style-name="T16">in</text:span> <text:span text:style-name="T7">result</text:span>:</text:p>
            <text:p text:style-name="P8"><text:span text:style-name="T17"><text:tab/><text:tab/>if</text:span> <text:span text:style-name="T16">not</text:span> <text:span text:style-name="T10">isinstance</text:span>(<text:span text:style-name="T7">result</text:span>[<text:span text:style-name="T7">child</text:span>.tag], <text:span text:style-name="T9">list</text:span>):</text:p>
            <text:p text:style-name="P8"><text:span text:style-name="T7"><text:tab/><text:tab/><text:tab/>result</text:span>[<text:span text:style-name="T7">child</text:span>.tag] <text:span text:style-name="T8">=</text:span> [<text:span text:style-name="T7">result</text:span>[<text:span text:style-name="T7">child</text:span>.tag]]</text:p>
            <text:p text:style-name="P8"><text:span text:style-name="T7"><text:tab/><text:tab/>result</text:span>[<text:span text:style-name="T7">child</text:span>.tag].append(<text:span text:style-name="T7">child_data</text:span>)</text:p>
            <text:p text:style-name="P8"><text:span text:style-name="T17"><text:tab/>else</text:span>:</text:p>
            <text:p text:style-name="P6"><text:span text:style-name="T3"><text:tab/><text:tab/>result</text:span><text:span text:style-name="T4">[</text:span><text:span text:style-name="T3">child</text:span><text:span text:style-name="T4">.tag] </text:span><text:span text:style-name="T5">=</text:span><text:span text:style-name="T4"> </text:span><text:span text:style-name="T3">child_data</text:span></text:p>
            <text:p text:style-name="P6"><text:span text:style-name="T18"><text:tab/>return</text:span><text:span text:style-name="T4"> </text:span><text:span text:style-name="T3">result</text:span></text:p>
            <text:p text:style-name="P7"># Convertir les parties du XML en dictionnaire</text:p>
            <text:p text:style-name="P6"><text:span text:style-name="T3">data_dict_part2</text:span><text:span text:style-name="T4"> </text:span><text:span text:style-name="T5">=</text:span><text:span text:style-name="T4"> </text:span><text:span text:style-name="T20">xml_to_dict</text:span><text:span text:style-name="T4">(</text:span><text:span text:style-name="T3">root</text:span><text:span text:style-name="T4">, </text:span><text:span text:style-name="T3">tags</text:span><text:span text:style-name="T4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2ba6" officeooo:paragraph-rsid="000f9711"/>
    </style:style>
    <style:style style:name="MP2" style:family="paragraph" style:parent-style-name="Header">
      <style:text-properties officeooo:rsid="000f9711" officeooo:paragraph-rsid="000f97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EDIEU Tristan</text:p>
        <text:p text:style-name="MP2">WILHEM Tom</text:p>
        <text:p text:style-name="MP1"><text:tab/>Réalisation technique : Hackat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16:55.326877459</meta:creation-date>
    <dc:date>2025-03-12T11:00:23.435728380</dc:date>
    <meta:editing-duration>PT4M7S</meta:editing-duration>
    <meta:editing-cycles>1</meta:editing-cycles>
    <meta:document-statistic meta:table-count="5" meta:image-count="0" meta:object-count="0" meta:page-count="3" meta:paragraph-count="77" meta:word-count="586" meta:character-count="4412" meta:non-whitespace-character-count="3866"/>
    <meta:generator>LibreOffice/24.8.5.2$Linux_X86_64 LibreOffice_project/480$Build-2</meta:generator>
  </office:meta>
</office:document-meta>
</file>